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697cm" fo:margin-left="-1.381cm" table:align="left" style:writing-mode="lr-tb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4.995cm"/>
    </style:style>
    <style:style style:name="Table1.C" style:family="table-column">
      <style:table-column-properties style:column-width="2.729cm"/>
    </style:style>
    <style:style style:name="Table1.D" style:family="table-column">
      <style:table-column-properties style:column-width="2.551cm"/>
    </style:style>
    <style:style style:name="Table1.E" style:family="table-column">
      <style:table-column-properties style:column-width="3.717cm"/>
    </style:style>
    <style:style style:name="Table1.F" style:family="table-column">
      <style:table-column-properties style:column-width="3.71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1.205cm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Table_20_Contents">
      <style:paragraph-properties fo:line-height="100%" fo:text-align="center" style:justify-single-word="false"/>
      <style:text-properties officeooo:paragraph-rsid="0031292b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Times New Roman" fo:font-size="14pt" fo:font-style="normal" fo:font-weight="normal" officeooo:rsid="00243b43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Times New Roman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5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>
      <style:text-properties style:font-name="Times New Roman" fo:font-size="20pt" fo:font-weight="bold" officeooo:paragraph-rsid="006abaa6" style:font-size-asian="20pt" style:font-weight-asian="bold" style:font-size-complex="20pt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weight="normal" officeooo:rsid="001c13df" officeooo:paragraph-rsid="001c13d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weight="normal" officeooo:rsid="001b4fb0" officeooo:paragraph-rsid="001b4fb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List_20_Paragraph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ans" fo:font-size="14pt" fo:language="ru" fo:country="RU" fo:font-weight="normal" officeooo:rsid="003f3dec" officeooo:paragraph-rsid="003f3de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List_20_Paragraph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ans" fo:font-size="14pt" fo:language="ru" fo:country="RU" fo:font-weight="normal" officeooo:rsid="002d1a8c" officeooo:paragraph-rsid="003f3de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3c4add" officeooo:paragraph-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3c4add" officeooo:paragraph-rsid="007b68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7b68a9" officeooo:paragraph-rsid="007b68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7a9cae" officeooo:paragraph-rsid="003c4ad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2f9743" officeooo:paragraph-rsid="007f422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20117" officeooo:paragraph-rsid="0082011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20117" officeooo:paragraph-rsid="0082011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37415" officeooo:paragraph-rsid="0083741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Text_20_body">
      <style:paragraph-properties style:line-height-at-least="0.019cm"/>
      <style:text-properties fo:color="#000000" loext:opacity="100%" style:font-name="Liberation Sans" fo:font-size="14pt" fo:language="ru" fo:country="RU" officeooo:rsid="001f068f" style:font-size-asian="14pt" style:font-size-complex="14pt"/>
    </style:style>
    <style:style style:name="P40" style:family="paragraph" style:parent-style-name="Text_20_body">
      <style:paragraph-properties style:line-height-at-least="0.019cm"/>
      <style:text-properties fo:color="#000000" loext:opacity="100%" style:font-name="Liberation Sans" fo:font-size="14pt" fo:language="ru" fo:country="RU" officeooo:rsid="001f068f" officeooo:paragraph-rsid="001f068f" style:font-size-asian="14pt" style:font-size-complex="14pt"/>
    </style:style>
    <style:style style:name="P41" style:family="paragraph" style:parent-style-name="Text_20_body">
      <style:paragraph-properties style:line-height-at-least="0.019cm"/>
      <style:text-properties fo:color="#000000" loext:opacity="100%" style:font-name="Liberation Sans" fo:font-size="14pt" fo:language="ru" fo:country="RU" officeooo:rsid="00411906" officeooo:paragraph-rsid="00411906" style:font-size-asian="14pt" style:font-size-complex="14pt"/>
    </style:style>
    <style:style style:name="P4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officeooo:rsid="0043f148" officeooo:paragraph-rsid="00424947" style:font-size-asian="14pt" style:font-size-complex="14pt"/>
    </style:style>
    <style:style style:name="P4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en" fo:country="US" fo:font-weight="normal" officeooo:rsid="007b68a9" officeooo:paragraph-rsid="007b68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Text_20_body">
      <style:paragraph-properties style:line-height-at-least="0.019cm"/>
      <style:text-properties fo:color="#000000" loext:opacity="100%" style:font-name="Liberation Sans" fo:font-size="14pt" style:font-size-asian="14pt" style:font-size-complex="14pt"/>
    </style:style>
    <style:style style:name="P45" style:family="paragraph" style:parent-style-name="Text_20_body">
      <style:paragraph-properties style:line-height-at-least="0.019cm"/>
      <style:text-properties fo:color="#000000" loext:opacity="100%" style:font-name="Liberation Sans" fo:font-size="14pt" officeooo:paragraph-rsid="007b68a9" style:font-size-asian="14pt" style:font-size-complex="14pt"/>
    </style:style>
    <style:style style:name="P4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font-weight="normal" officeooo:paragraph-rsid="007d4996" style:font-size-asian="14pt" style:font-weight-asian="normal" style:font-size-complex="14pt" style:font-weight-complex="normal"/>
    </style:style>
    <style:style style:name="P47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officeooo:paragraph-rsid="00868182" style:font-size-asian="12.25pt" style:font-size-complex="14pt"/>
    </style:style>
    <style:style style:name="P48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9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fo:background-color="transparen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5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2817ca" officeooo:paragraph-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5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19e290" officeooo:paragraph-rsid="007f4227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6abaa6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ans" fo:font-size="14pt" fo:font-weight="normal" officeooo:rsid="0019e290" officeooo:paragraph-rsid="0038ceb4" style:font-size-asian="12.25pt" style:font-weight-asian="normal" style:font-size-complex="14pt" style:font-weight-complex="normal"/>
    </style:style>
    <style:style style:name="P55" style:family="paragraph" style:parent-style-name="Heading_20_1">
      <style:text-properties style:font-name="Liberation Sans" fo:font-size="14pt" fo:font-weight="normal" officeooo:rsid="007b68a9" officeooo:paragraph-rsid="007b68a9" style:font-size-asian="12.25pt" style:font-weight-asian="normal" style:font-size-complex="14pt" style:font-weight-complex="normal"/>
    </style:style>
    <style:style style:name="P5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ans" fo:font-size="14pt" fo:language="ru" fo:country="RU" fo:font-weight="normal" officeooo:rsid="001c13df" officeooo:paragraph-rsid="001c13df" style:font-size-asian="12.25pt" style:font-weight-asian="normal" style:font-size-complex="14pt" style:font-weight-complex="normal"/>
    </style:style>
    <style:style style:name="P5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ans" fo:font-size="14pt" fo:language="ru" fo:country="RU" fo:font-weight="normal" officeooo:rsid="00243b43" officeooo:paragraph-rsid="00243b43" style:font-size-asian="12.25pt" style:font-weight-asian="normal" style:font-size-complex="14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1292b" officeooo:paragraph-rsid="0031292b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1292b" officeooo:paragraph-rsid="00820117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660747" officeooo:paragraph-rsid="00660747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6505d6" officeooo:paragraph-rsid="006505d6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22507" officeooo:paragraph-rsid="00534f9f" style:font-size-asian="14pt" style:font-size-complex="14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22507" officeooo:paragraph-rsid="00522507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34f9f" officeooo:paragraph-rsid="00534f9f" style:font-size-asian="14pt" style:font-size-complex="14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34f9f" officeooo:paragraph-rsid="007d4996" style:font-size-asian="14pt" style:font-size-complex="14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5f4ed" officeooo:paragraph-rsid="0055f4ed" style:font-size-asian="14pt" style:font-size-complex="14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ab3df" officeooo:paragraph-rsid="005ab3df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7f4227" officeooo:paragraph-rsid="007f4227" style:font-size-asian="14pt" style:font-size-complex="14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10833" officeooo:paragraph-rsid="00810833" style:font-size-asian="14pt" style:font-size-complex="14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52741" officeooo:paragraph-rsid="00810833" style:font-size-asian="14pt" style:font-size-complex="14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20117" officeooo:paragraph-rsid="00820117" style:font-size-asian="14pt" style:font-size-complex="14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fo:font-style="italic" fo:font-weight="bold" officeooo:rsid="0030423b" officeooo:paragraph-rsid="0030423b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fo:font-style="italic" fo:font-weight="bold" officeooo:rsid="007d4996" officeooo:paragraph-rsid="007d4996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98bd3" officeooo:paragraph-rsid="00698bd3" style:font-size-asian="14pt" style:font-size-complex="14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2fd33" officeooo:paragraph-rsid="0032fd33" style:font-size-asian="14pt" style:font-size-complex="14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2fd33" officeooo:paragraph-rsid="007d4996" style:font-size-asian="14pt" style:font-size-complex="14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505d6" officeooo:paragraph-rsid="006505d6" style:font-size-asian="14pt" style:font-size-complex="14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5d600c" style:font-size-asian="14pt" style:font-size-complex="14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64c083" style:font-size-asian="14pt" style:font-size-complex="14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855c19" style:font-size-asian="14pt" style:font-size-complex="14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d600c" officeooo:paragraph-rsid="005d600c" style:font-size-asian="14pt" style:font-size-complex="14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b4739" officeooo:paragraph-rsid="005b4739" style:font-size-asian="14pt" style:font-size-complex="14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5f4ed" officeooo:paragraph-rsid="0055f4ed" style:font-size-asian="14pt" style:font-size-complex="14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5f4ed" officeooo:paragraph-rsid="007d4996" style:font-size-asian="14pt" style:font-size-complex="14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938a5" officeooo:paragraph-rsid="005938a5" style:font-size-asian="14pt" style:font-size-complex="14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f5c03" officeooo:paragraph-rsid="006f5c03" style:font-size-asian="14pt" style:font-size-complex="14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20117" officeooo:paragraph-rsid="00820117" style:font-size-asian="14pt" style:font-size-complex="14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37415" officeooo:paragraph-rsid="00837415" style:font-size-asian="14pt" style:font-size-complex="14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6505d6" officeooo:paragraph-rsid="006505d6" style:font-size-asian="14pt" style:font-size-complex="14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Liberation Sans" fo:font-size="14pt" style:font-size-asian="14pt" style:font-size-complex="14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7d4996" style:font-size-asian="14pt" style:font-size-complex="14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7f4227" style:font-size-asian="14pt" style:font-size-complex="14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52741" officeooo:paragraph-rsid="005938a5" style:font-size-asian="14pt" style:font-size-complex="14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30423b" style:font-size-asian="14pt" style:font-size-complex="14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37415" officeooo:paragraph-rsid="00837415" style:font-size-asian="14pt" style:font-size-complex="14pt"/>
    </style:style>
    <style:style style:name="P96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97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98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99" style:family="paragraph" style:parent-style-name="Heading_20_1">
      <style:text-properties style:font-name="Liberation Sans" fo:font-size="20pt" fo:font-weight="bold" officeooo:rsid="00868182" officeooo:paragraph-rsid="00868182" style:font-size-asian="20pt" style:font-weight-asian="bold" style:font-size-complex="20pt" style:font-weight-complex="bold"/>
    </style:style>
    <style:style style:name="P100" style:family="paragraph" style:parent-style-name="Heading_20_1">
      <style:text-properties style:font-name="Liberation Sans" fo:font-size="20pt" fo:font-weight="normal" officeooo:rsid="007b68a9" officeooo:paragraph-rsid="007b68a9" style:font-size-asian="20pt" style:font-weight-asian="normal" style:font-size-complex="20pt" style:font-weight-complex="normal"/>
    </style:style>
    <style:style style:name="P10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01d1a89"/>
    </style:style>
    <style:style style:name="P10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06abaa6"/>
    </style:style>
    <style:style style:name="P10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0424947"/>
    </style:style>
    <style:style style:name="P104" style:family="paragraph" style:parent-style-name="Text_20_body">
      <style:paragraph-properties style:line-height-at-least="0.019cm"/>
      <style:text-properties officeooo:paragraph-rsid="001f068f"/>
    </style:style>
    <style:style style:name="P105" style:family="paragraph" style:parent-style-name="Text_20_body">
      <style:paragraph-properties style:line-height-at-least="0.019cm"/>
      <style:text-properties officeooo:rsid="00411906" officeooo:paragraph-rsid="00411906"/>
    </style:style>
    <style:style style:name="P106" style:family="paragraph" style:parent-style-name="Contents_20_Heading">
      <style:text-properties style:use-window-font-color="true" loext:opacity="0%" fo:background-color="transparent"/>
    </style:style>
    <style:style style:name="P10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rsid="007b68a9" officeooo:paragraph-rsid="007b68a9"/>
    </style:style>
    <style:style style:name="P10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rsid="007d4996" officeooo:paragraph-rsid="007d4996"/>
    </style:style>
    <style:style style:name="P109" style:family="paragraph" style:parent-style-name="Standard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en" fo:country="US" fo:font-weight="normal" officeooo:rsid="00868182" officeooo:paragraph-rsid="0086818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0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11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1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1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5pt" fo:language="ru" fo:country="RU" fo:font-weight="normal" officeooo:rsid="001b4fb0" officeooo:paragraph-rsid="003beaa1" style:font-name-asian="Times New Roman1" style:font-size-asian="13.1000003814697pt" style:language-asian="ru" style:country-asian="RU" style:font-weight-asian="normal" style:font-name-complex="Times New Roman1" style:font-size-complex="15pt" style:font-weight-complex="normal"/>
    </style:style>
    <style:style style:name="P11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3beaa1" officeooo:paragraph-rsid="003beaa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b4fb0" officeooo:paragraph-rsid="001b4fb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ans" fo:font-size="14pt" fo:language="ru" fo:country="RU" fo:font-weight="normal" officeooo:rsid="005e806a" officeooo:paragraph-rsid="005e806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7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ans" fo:font-size="14pt" fo:language="ru" fo:country="RU" fo:font-weight="normal" officeooo:rsid="00698bd3" officeooo:paragraph-rsid="00698bd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8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07bc611" officeooo:paragraph-rsid="007bc61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1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0472aa7" officeooo:paragraph-rsid="00472aa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ans" fo:font-size="14pt" fo:language="ru" fo:country="RU" fo:font-weight="normal" officeooo:rsid="002f9743" officeooo:paragraph-rsid="002f974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21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en" fo:country="US" fo:font-weight="normal" officeooo:rsid="007bc611" officeooo:paragraph-rsid="007bc61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2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font-weight="normal" officeooo:rsid="001ab047" officeooo:paragraph-rsid="0078fe18" style:font-size-asian="12.25pt" style:font-weight-asian="normal" style:font-size-complex="14pt" style:font-weight-complex="normal"/>
    </style:style>
    <style:style style:name="P12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font-weight="normal" officeooo:rsid="001ab047" officeooo:paragraph-rsid="003a69ab" style:font-size-asian="12.25pt" style:font-weight-asian="normal" style:font-size-complex="14pt" style:font-weight-complex="normal"/>
    </style:style>
    <style:style style:name="P124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Liberation Sans" fo:font-size="14pt" fo:font-weight="normal" officeooo:rsid="00208f20" officeooo:paragraph-rsid="00208f20" style:font-size-asian="12.25pt" style:font-weight-asian="normal" style:font-size-complex="14pt" style:font-weight-complex="normal"/>
    </style:style>
    <style:style style:name="P125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Liberation Sans" fo:font-size="14pt" fo:font-weight="normal" officeooo:rsid="007d4996" officeooo:paragraph-rsid="007d4996" style:font-size-asian="12.25pt" style:font-weight-asian="normal" style:font-size-complex="14pt" style:font-weight-complex="normal"/>
    </style:style>
    <style:style style:name="P12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5pt" fo:font-weight="normal" officeooo:rsid="001b4fb0" officeooo:paragraph-rsid="003beaa1" style:font-size-asian="13.1000003814697pt" style:font-weight-asian="normal" style:font-size-complex="15pt" style:font-weight-complex="normal"/>
    </style:style>
    <style:style style:name="P12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officeooo:rsid="001ab047" officeooo:paragraph-rsid="001b4fb0" style:font-size-asian="16pt" style:font-size-complex="16pt"/>
    </style:style>
    <style:style style:name="P128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29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3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ans" officeooo:paragraph-rsid="003f3dec"/>
    </style:style>
    <style:style style:name="P131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ans" officeooo:paragraph-rsid="003c4add"/>
    </style:style>
    <style:style style:name="P132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3c4add"/>
    </style:style>
    <style:style style:name="P133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rsid="003c4add" officeooo:paragraph-rsid="003c4add"/>
    </style:style>
    <style:style style:name="P134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officeooo:paragraph-rsid="007b68a9"/>
    </style:style>
    <style:style style:name="P135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officeooo:rsid="007bc611" officeooo:paragraph-rsid="007bc611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37415" officeooo:paragraph-rsid="00837415" style:font-size-asian="14pt" style:font-size-complex="14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b3053" officeooo:paragraph-rsid="008b3053" style:font-size-asian="14pt" style:font-size-complex="14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d0a99" officeooo:paragraph-rsid="008d0a99" style:font-size-asian="14pt" style:font-size-complex="14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e2311" officeooo:paragraph-rsid="008e2311" style:font-size-asian="14pt" style:font-size-complex="14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5cc6" officeooo:paragraph-rsid="008f5cc6" style:font-size-asian="14pt" style:font-size-complex="14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0a99" officeooo:paragraph-rsid="008d0a99" style:font-size-asian="14pt" style:font-size-complex="14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e2311" officeooo:paragraph-rsid="008e2311" style:font-size-asian="14pt" style:font-size-complex="14pt"/>
    </style:style>
    <style:style style:name="P14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e2311" officeooo:paragraph-rsid="008f5cc6" style:font-size-asian="14pt" style:font-size-complex="14pt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0a99" style:font-size-asian="14pt" style:font-size-complex="14pt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d0a99" officeooo:paragraph-rsid="008d0a99" style:font-size-asian="14pt" style:font-size-complex="14pt"/>
    </style:style>
    <style:style style:name="P14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e2311" officeooo:paragraph-rsid="008e2311" style:font-size-asian="14pt" style:font-size-complex="14pt"/>
    </style:style>
    <style:style style:name="P147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2f9743" officeooo:paragraph-rsid="008e231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8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2f9743" officeooo:paragraph-rsid="008f5cc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9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e2311" officeooo:paragraph-rsid="008e231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0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f5cc6" officeooo:paragraph-rsid="008f5cc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1" style:family="paragraph" style:parent-style-name="Table_20_Contents">
      <style:paragraph-properties fo:line-height="100%" fo:text-align="center" style:justify-single-word="false"/>
      <style:text-properties officeooo:rsid="008d0a99" officeooo:paragraph-rsid="008d0a99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d0a99" officeooo:paragraph-rsid="008d0a99" style:font-size-asian="12.25pt" style:font-size-complex="14pt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23182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78fe18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73d61e" style:font-name-asian="Times New Roman1" style:font-size-asian="14pt" style:font-style-asian="italic" style:font-name-complex="Times New Roman1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fo:language="ru" fo:country="RU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fo:color="#000000" loext:opacity="100%" style:font-name="Times New Roman" fo:font-size="14pt" fo:language="ru" fo:country="RU" fo:font-style="normal" fo:font-weight="normal" officeooo:rsid="006c1ca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color="#000000" loext:opacity="100%" style:font-name="Times New Roman" fo:font-size="14pt" fo:language="ru" fo:country="RU" fo:font-style="normal" fo:font-weight="normal" officeooo:rsid="002817c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officeooo:rsid="006d2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weight="normal" officeooo:rsid="002817c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style:font-name="Times New Roman" fo:font-size="14pt" fo:language="ru" fo:country="RU" fo:font-weight="normal" officeooo:rsid="006c1ca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20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21" style:family="text">
      <style:text-properties fo:color="#000000" loext:opacity="100%" fo:language="ru" fo:country="RU" officeooo:rsid="004898ba" style:font-name-asian="Times New Roman1" style:language-asian="ru" style:country-asian="RU" style:font-name-complex="Times New Roman1"/>
    </style:style>
    <style:style style:name="T22" style:family="text">
      <style:text-properties fo:color="#000000" loext:opacity="100%" fo:language="ru" fo:country="RU" officeooo:rsid="00261220" style:font-name-asian="Times New Roman1" style:language-asian="ru" style:country-asian="RU" style:font-name-complex="Times New Roman1"/>
    </style:style>
    <style:style style:name="T23" style:family="text">
      <style:text-properties fo:color="#000000" loext:opacity="100%" fo:language="ru" fo:country="RU" officeooo:rsid="006abaa6" style:font-name-asian="Times New Roman1" style:language-asian="ru" style:country-asian="RU" style:font-name-complex="Times New Roman1"/>
    </style:style>
    <style:style style:name="T24" style:family="text">
      <style:text-properties fo:color="#000000" loext:opacity="100%" fo:language="ru" fo:country="RU" officeooo:rsid="0075949f" style:font-name-asian="Times New Roman1" style:language-asian="ru" style:country-asian="RU" style:font-name-complex="Times New Roman1"/>
    </style:style>
    <style:style style:name="T25" style:family="text">
      <style:text-properties fo:color="#000000" loext:opacity="100%" fo:language="ru" fo:country="RU" officeooo:rsid="00772268" style:font-name-asian="Times New Roman1" style:language-asian="ru" style:country-asian="RU" style:font-name-complex="Times New Roman1"/>
    </style:style>
    <style:style style:name="T26" style:family="text">
      <style:text-properties fo:color="#000000" loext:opacity="100%" fo:language="ru" fo:country="RU" officeooo:rsid="0078fe18" style:font-name-asian="Times New Roman1" style:language-asian="ru" style:country-asian="RU" style:font-name-complex="Times New Roman1"/>
    </style:style>
    <style:style style:name="T27" style:family="text">
      <style:text-properties fo:color="#000000" loext:opacity="100%" fo:language="ru" fo:country="RU" officeooo:rsid="007a9cae" style:font-name-asian="Times New Roman1" style:language-asian="ru" style:country-asian="RU" style:font-name-complex="Times New Roman1"/>
    </style:style>
    <style:style style:name="T28" style:family="text">
      <style:text-properties fo:color="#000000" loext:opacity="100%" fo:language="ru" fo:country="RU" officeooo:rsid="007b68a9" style:font-name-asian="Times New Roman1" style:language-asian="ru" style:country-asian="RU" style:font-name-complex="Times New Roman1"/>
    </style:style>
    <style:style style:name="T29" style:family="text">
      <style:text-properties fo:color="#000000" loext:opacity="100%" fo:language="ru" fo:country="RU" officeooo:rsid="007bc611" style:font-name-asian="Times New Roman1" style:language-asian="ru" style:country-asian="RU" style:font-name-complex="Times New Roman1"/>
    </style:style>
    <style:style style:name="T30" style:family="text">
      <style:text-properties fo:color="#000000" loext:opacity="100%" fo:language="ru" fo:country="RU" officeooo:rsid="008d0a99" style:font-name-asian="Times New Roman1" style:language-asian="ru" style:country-asian="RU" style:font-name-complex="Times New Roman1"/>
    </style:style>
    <style:style style:name="T31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32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33" style:family="text">
      <style:text-properties fo:color="#000000" loext:opacity="100%" fo:language="ru" fo:country="RU" fo:font-weight="bold" officeooo:rsid="0078fe18" style:font-name-asian="Times New Roman1" style:language-asian="ru" style:country-asian="RU" style:font-weight-asian="bold" style:font-name-complex="Times New Roman1" style:font-weight-complex="bold"/>
    </style:style>
    <style:style style:name="T34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35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36" style:family="text">
      <style:text-properties fo:color="#000000" loext:opacity="100%" fo:language="en" fo:country="US" officeooo:rsid="003b25c8" style:font-name-asian="Times New Roman1" style:language-asian="ru" style:country-asian="RU" style:font-name-complex="Times New Roman1"/>
    </style:style>
    <style:style style:name="T37" style:family="text">
      <style:text-properties fo:color="#000000" loext:opacity="100%" fo:language="en" fo:country="US" officeooo:rsid="0078fe18" style:font-name-asian="Times New Roman1" style:language-asian="ru" style:country-asian="RU" style:font-name-complex="Times New Roman1"/>
    </style:style>
    <style:style style:name="T38" style:family="text">
      <style:text-properties fo:color="#000000" loext:opacity="100%" fo:language="en" fo:country="US" officeooo:rsid="007a9cae" style:font-name-asian="Times New Roman1" style:language-asian="ru" style:country-asian="RU" style:font-name-complex="Times New Roman1"/>
    </style:style>
    <style:style style:name="T39" style:family="text">
      <style:text-properties fo:color="#000000" loext:opacity="100%" fo:language="en" fo:country="US" style:font-name-asian="Times New Roman1" style:font-size-asian="14pt" style:language-asian="ru" style:country-asian="RU" style:font-name-complex="Times New Roman1"/>
    </style:style>
    <style:style style:name="T40" style:family="text">
      <style:text-properties fo:color="#000000" loext:opacity="100%" fo:language="en" fo:country="US" officeooo:rsid="001b4fb0" style:font-name-asian="Times New Roman1" style:font-size-asian="14pt" style:language-asian="ru" style:country-asian="RU" style:font-name-complex="Times New Roman1"/>
    </style:style>
    <style:style style:name="T41" style:family="text">
      <style:text-properties fo:color="#000000" loext:opacity="100%" fo:language="en" fo:country="US" fo:font-weight="bold" style:font-name-asian="Times New Roman1" style:language-asian="ru" style:country-asian="RU" style:font-weight-asian="bold" style:font-name-complex="Times New Roman1" style:font-weight-complex="bold"/>
    </style:style>
    <style:style style:name="T42" style:family="text">
      <style:text-properties fo:color="#000000" loext:opacity="100%" fo:language="en" fo:country="US" fo:font-weight="bold" officeooo:rsid="0078fe18" style:font-name-asian="Times New Roman1" style:language-asian="ru" style:country-asian="RU" style:font-weight-asian="bold" style:font-name-complex="Times New Roman1" style:font-weight-complex="bold"/>
    </style:style>
    <style:style style:name="T43" style:family="text">
      <style:text-properties fo:color="#000000" loext:opacity="100%" fo:font-size="14pt" fo:language="ru" fo:country="RU" style:font-name-asian="Times New Roman1" style:font-size-asian="12.25pt" style:language-asian="ru" style:country-asian="RU" style:font-name-complex="Times New Roman1" style:font-size-complex="14pt"/>
    </style:style>
    <style:style style:name="T44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45" style:family="text">
      <style:text-properties fo:color="#000000" loext:opacity="100%" fo:font-size="14pt" fo:language="ru" fo:country="RU" officeooo:rsid="007a9cae" style:font-name-asian="Times New Roman1" style:font-size-asian="12.25pt" style:language-asian="ru" style:country-asian="RU" style:font-name-complex="Times New Roman1" style:font-size-complex="14pt"/>
    </style:style>
    <style:style style:name="T46" style:family="text">
      <style:text-properties fo:color="#000000" loext:opacity="100%" fo:font-size="14pt" fo:language="ru" fo:country="RU" officeooo:rsid="00868182" style:font-name-asian="Times New Roman1" style:font-size-asian="12.25pt" style:language-asian="ru" style:country-asian="RU" style:font-name-complex="Times New Roman1" style:font-size-complex="14pt"/>
    </style:style>
    <style:style style:name="T47" style:family="text">
      <style:text-properties fo:color="#000000" loext:opacity="100%" fo:font-size="14pt" fo:language="ru" fo:country="RU" fo:font-weight="normal" officeooo: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8" style:family="text">
      <style:text-properties fo:color="#000000" loext:opacity="100%" fo:font-size="14pt" fo:language="ru" fo:country="RU" fo:font-weight="normal" officeooo:rsid="002ce9a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9" style:family="text">
      <style:text-properties fo:color="#000000" loext:opacity="100%" fo:font-size="14pt" fo:language="ru" fo:country="RU" fo:font-weight="normal" officeooo:rsid="002d1a8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2f974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61449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7a9ca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officeooo:rsid="008d0a9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4" style:family="text">
      <style:text-properties fo:color="#000000" loext:opacity="100%" fo:font-size="14pt" fo:language="ru" fo:country="RU" fo:font-style="normal" fo:font-weight="normal" officeooo:rsid="002f9743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5" style:family="text">
      <style:text-properties fo:color="#000000" loext:opacity="100%" fo:font-size="14pt" fo:language="ru" fo:country="RU" fo:font-style="normal" fo:font-weight="normal" officeooo:rsid="003c4ad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6" style:family="text">
      <style:text-properties fo:color="#000000" loext:opacity="100%" fo:font-size="14pt" fo:language="ru" fo:country="RU" fo:font-style="normal" fo:font-weight="normal" officeooo:rsid="005ff0a8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7" style:family="text">
      <style:text-properties fo:color="#000000" loext:opacity="100%" fo:font-size="14pt" fo:language="ru" fo:country="RU" fo:font-style="normal" fo:font-weight="normal" officeooo:rsid="007a9cae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8" style:family="text">
      <style:text-properties fo:color="#000000" loext:opacity="100%" style:font-name-asian="Times New Roman1" style:language-asian="ru" style:country-asian="RU" style:font-name-complex="Times New Roman1"/>
    </style:style>
    <style:style style:name="T59" style:family="text">
      <style:text-properties fo:color="#000000" loext:opacity="100%" officeooo:rsid="003f63f2" style:font-name-asian="Times New Roman1" style:language-asian="ru" style:country-asian="RU" style:font-name-complex="Times New Roman1"/>
    </style:style>
    <style:style style:name="T60" style:family="text">
      <style:text-properties fo:color="#000000" loext:opacity="100%" officeooo:rsid="007b68a9" style:font-name-asian="Times New Roman1" style:language-asian="ru" style:country-asian="RU" style:font-name-complex="Times New Roman1"/>
    </style:style>
    <style:style style:name="T61" style:family="text">
      <style:text-properties fo:color="#000000" loext:opacity="100%" officeooo:rsid="00868182" style:font-name-asian="Times New Roman1" style:language-asian="ru" style:country-asian="RU" style:font-name-complex="Times New Roman1"/>
    </style:style>
    <style:style style:name="T62" style:family="text">
      <style:text-properties fo:color="#000000" loext:opacity="100%" style:font-name="Liberation Sans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3" style:family="text">
      <style:text-properties fo:color="#000000" loext:opacity="100%" style:font-name="Liberation Sans" fo:font-size="14pt" fo:language="ru" fo:country="RU" fo:font-weight="normal" officeooo: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4" style:family="text">
      <style:text-properties fo:color="#000000" loext:opacity="100%" style:font-name="Liberation Sans" fo:font-size="14pt" fo:language="ru" fo:country="RU" fo:font-weight="normal" officeooo:rsid="002ce9a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5" style:family="text">
      <style:text-properties fo:color="#000000" loext:opacity="100%" style:font-name="Liberation Sans" fo:font-size="14pt" fo:language="ru" fo:country="RU" fo:font-weight="normal" officeooo:rsid="002d1a8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6" style:family="text">
      <style:text-properties fo:color="#000000" loext:opacity="100%" style:font-name="Liberation Sans" fo:font-size="14pt" fo:language="ru" fo:country="RU" fo:font-weight="normal" officeooo:rsid="002f974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7" style:family="text">
      <style:text-properties fo:color="#000000" loext:opacity="100%" style:font-name="Liberation Sans" fo:font-size="14pt" fo:language="ru" fo:country="RU" fo:font-weight="normal" officeooo:rsid="001d1a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8" style:family="text">
      <style:text-properties fo:color="#000000" loext:opacity="100%" style:font-name="Liberation Sans" fo:font-size="14pt" fo:language="ru" fo:country="RU" fo:font-weight="normal" officeooo:rsid="0041190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69" style:family="text">
      <style:text-properties fo:color="#000000" loext:opacity="100%" style:font-name="Liberation Sans" fo:font-size="14pt" fo:language="ru" fo:country="RU" fo:font-weight="normal" officeooo:rsid="00208f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0" style:family="text">
      <style:text-properties fo:color="#000000" loext:opacity="100%" style:font-name="Liberation Sans" fo:font-size="14pt" fo:language="ru" fo:country="RU" fo:font-weight="normal" officeooo:rsid="0042494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1" style:family="text">
      <style:text-properties fo:color="#000000" loext:opacity="100%" style:font-name="Liberation Sans" fo:font-size="14pt" fo:language="ru" fo:country="RU" fo:font-weight="normal" officeooo:rsid="0022666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2" style:family="text">
      <style:text-properties fo:color="#000000" loext:opacity="100%" style:font-name="Liberation Sans" fo:font-size="14pt" fo:language="ru" fo:country="RU" fo:font-weight="normal" officeooo:rsid="006ebf1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3" style:family="text">
      <style:text-properties fo:color="#000000" loext:opacity="100%" style:font-name="Liberation Sans" fo:font-size="14pt" fo:language="ru" fo:country="RU" fo:font-weight="normal" officeooo:rsid="007a9ca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4" style:family="text">
      <style:text-properties fo:color="#000000" loext:opacity="100%" style:font-name="Liberation Sans" fo:font-size="14pt" fo:language="ru" fo:country="RU" fo:font-weight="normal" officeooo:rsid="007b68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5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76" style:family="text">
      <style:text-properties fo:color="#000000" loext:opacity="100%" style:font-name="Liberation Sans" fo:font-size="14pt" fo:language="ru" fo:country="RU" officeooo:rsid="00208f20" style:font-size-asian="14pt" style:font-size-complex="14pt"/>
    </style:style>
    <style:style style:name="T77" style:family="text">
      <style:text-properties fo:color="#000000" loext:opacity="100%" style:font-name="Liberation Sans" fo:font-size="14pt" fo:language="ru" fo:country="RU" officeooo:rsid="007b68a9" style:font-size-asian="14pt" style:font-size-complex="14pt"/>
    </style:style>
    <style:style style:name="T78" style:family="text">
      <style:text-properties fo:color="#000000" loext:opacity="100%" style:font-name="Liberation Sans" fo:font-size="14pt" fo:language="en" fo:country="US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9" style:family="text">
      <style:text-properties fo:color="#000000" loext:opacity="100%" style:font-name="Liberation Sans" fo:font-size="14pt" fo:language="en" fo:country="US" fo:font-weight="normal" officeooo:rsid="001d1a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80" style:family="text">
      <style:text-properties fo:color="#000000" loext:opacity="100%" style:font-name="Liberation Sans" fo:font-size="14pt" fo:language="en" fo:country="US" officeooo:rsid="001f068f" style:font-size-asian="14pt" style:font-size-complex="14pt"/>
    </style:style>
    <style:style style:name="T81" style:family="text">
      <style:text-properties fo:color="#000000" loext:opacity="100%" style:font-name="Liberation Sans" fo:font-size="14pt" fo:language="en" fo:country="US" officeooo:rsid="007b68a9" style:font-size-asian="14pt" style:font-size-complex="14pt"/>
    </style:style>
    <style:style style:name="T82" style:family="text">
      <style:text-properties fo:language="ru" fo:country="RU"/>
    </style:style>
    <style:style style:name="T83" style:family="text">
      <style:text-properties fo:language="ru" fo:country="RU" officeooo:rsid="00522507"/>
    </style:style>
    <style:style style:name="T84" style:family="text">
      <style:text-properties fo:language="ru" fo:country="RU" officeooo:rsid="00868182"/>
    </style:style>
    <style:style style:name="T85" style:family="text">
      <style:text-properties fo:language="en" fo:country="US" officeooo:rsid="005b4739"/>
    </style:style>
    <style:style style:name="T86" style:family="text">
      <style:text-properties style:font-name="Liberation Sans" fo:font-size="14pt" fo:language="ru" fo:country="RU" officeooo:rsid="0031292b" style:font-size-asian="14pt" style:font-size-complex="14pt"/>
    </style:style>
    <style:style style:name="T87" style:family="text">
      <style:text-properties style:font-name="Liberation Sans" fo:font-size="14pt" fo:language="ru" fo:country="RU" officeooo:rsid="005b4739" style:font-size-asian="14pt" style:font-size-complex="14pt"/>
    </style:style>
    <style:style style:name="T88" style:family="text">
      <style:text-properties style:font-name="Liberation Sans" fo:font-size="14pt" fo:language="ru" fo:country="RU" officeooo:rsid="005d600c" style:font-size-asian="14pt" style:font-size-complex="14pt"/>
    </style:style>
    <style:style style:name="T89" style:family="text">
      <style:text-properties style:font-name="Liberation Sans" fo:font-size="14pt" fo:language="ru" fo:country="RU" officeooo:rsid="00810833" style:font-size-asian="14pt" style:font-size-complex="14pt"/>
    </style:style>
    <style:style style:name="T90" style:family="text">
      <style:text-properties officeooo:rsid="0022666f"/>
    </style:style>
    <style:style style:name="T91" style:family="text">
      <style:text-properties officeooo:rsid="00534f9f"/>
    </style:style>
    <style:style style:name="T92" style:family="text">
      <style:text-properties officeooo:rsid="00570054"/>
    </style:style>
    <style:style style:name="T93" style:family="text">
      <style:text-properties officeooo:rsid="005938a5"/>
    </style:style>
    <style:style style:name="T94" style:family="text">
      <style:text-properties officeooo:rsid="005b4739"/>
    </style:style>
    <style:style style:name="T95" style:family="text">
      <style:text-properties officeooo:rsid="005d600c"/>
    </style:style>
    <style:style style:name="T96" style:family="text">
      <style:text-properties officeooo:rsid="006505d6"/>
    </style:style>
    <style:style style:name="T97" style:family="text">
      <style:text-properties officeooo:rsid="00698bd3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06a0ffc" fo:background-color="transparent" loext:char-shading-value="0"/>
    </style:style>
    <style:style style:name="T100" style:family="text">
      <style:text-properties officeooo:rsid="006abaa6"/>
    </style:style>
    <style:style style:name="T101" style:family="text">
      <style:text-properties officeooo:rsid="006f5c03"/>
    </style:style>
    <style:style style:name="T102" style:family="text">
      <style:text-properties officeooo:rsid="0078fe18"/>
    </style:style>
    <style:style style:name="T103" style:family="text">
      <style:text-properties officeooo:rsid="007a9cae"/>
    </style:style>
    <style:style style:name="T104" style:family="text">
      <style:text-properties style:font-size-asian="14pt"/>
    </style:style>
    <style:style style:name="T105" style:family="text">
      <style:text-properties officeooo:rsid="007a9cae" style:font-size-asian="14pt"/>
    </style:style>
    <style:style style:name="T106" style:family="text">
      <style:text-properties officeooo:rsid="007b68a9" style:font-size-asian="14pt"/>
    </style:style>
    <style:style style:name="T107" style:family="text">
      <style:text-properties officeooo:rsid="007b68a9"/>
    </style:style>
    <style:style style:name="T108" style:family="text">
      <style:text-properties officeooo:rsid="007bc611"/>
    </style:style>
    <style:style style:name="T109" style:family="text">
      <style:text-properties officeooo:rsid="007d4996"/>
    </style:style>
    <style:style style:name="T110" style:family="text">
      <style:text-properties officeooo:rsid="0030423b"/>
    </style:style>
    <style:style style:name="T111" style:family="text">
      <style:text-properties officeooo:rsid="00352741"/>
    </style:style>
    <style:style style:name="T112" style:family="text">
      <style:text-properties officeooo:rsid="007f4227"/>
    </style:style>
    <style:style style:name="T113" style:family="text">
      <style:text-properties officeooo:rsid="00810833"/>
    </style:style>
    <style:style style:name="T114" style:family="text">
      <style:text-properties officeooo:rsid="00820117"/>
    </style:style>
    <style:style style:name="T115" style:family="text">
      <style:text-properties officeooo:rsid="00837415"/>
    </style:style>
    <style:style style:name="T116" style:family="text">
      <style:text-properties officeooo:rsid="00855c19"/>
    </style:style>
    <style:style style:name="T117" style:family="text">
      <style:text-properties officeooo:rsid="00868182"/>
    </style:style>
    <style:style style:name="T118" style:family="text">
      <style:text-properties officeooo:rsid="008d0a99"/>
    </style:style>
    <style:style style:name="T119" style:family="text">
      <style:text-properties officeooo:rsid="008e2311"/>
    </style:style>
    <style:style style:name="T120" style:family="text">
      <style:text-properties officeooo:rsid="008f5cc6"/>
    </style:style>
    <style:style style:name="T121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2">Министерство науки и высшего образования Российской Федерации</text:p>
            <text:p text:style-name="P22">Федеральное государственное бюджетное образовательное учреждение </text:p>
            <text:p text:style-name="P2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2">(национальный исследовательский университет)»</text:p>
            <text:p text:style-name="P22">(МГТУ им. Н.Э. Баумана)</text:p>
          </table:table-cell>
        </table:table-row>
      </table:table>
      <text:p text:style-name="P24"/>
      <text:p text:style-name="P11"/>
      <text:p text:style-name="P5"><text:span text:style-name="T1">ФАКУЛЬТЕТ <text:tab/></text:span><text:span text:style-name="T2">Информатика и системы управления</text:span></text:p>
      <text:p text:style-name="P21"/>
      <text:p text:style-name="P21">КАФЕДРА <text:tab/><text:tab/>Программное обеспечение ЭВМ и информационные технологии</text:p>
      <text:p text:style-name="P20"/>
      <text:p text:style-name="P10"/>
      <text:p text:style-name="P10"/>
      <text:p text:style-name="P6"><text:span text:style-name="T11">ОТЧЕТ ПО </text:span><text:span text:style-name="T12">ЛАБОРАТОРНОЙ РАБОТЕ №1 «ДЛИННАЯ АРИФМЕТИКА»</text:span></text:p>
      <text:p text:style-name="P10"/>
      <text:p text:style-name="P10"/>
      <text:p text:style-name="P5"><text:span text:style-name="T3">Студент<text:tab/><text:tab/><text:tab/></text:span><text:span text:style-name="T6">Родинков Алексей Глебович</text:span></text:p>
      <text:p text:style-name="P12"/>
      <text:p text:style-name="P5"><text:span text:style-name="T3">Группа<text:tab/><text:tab/><text:tab/>ИУ7 – </text:span><text:span text:style-name="T4">3</text:span><text:span text:style-name="T5">1</text:span><text:span text:style-name="T3">Б</text:span><text:span text:style-name="T6">В</text:span><text:span text:style-name="T3"> </text:span></text:p>
      <text:p text:style-name="P10"/>
      <text:p text:style-name="P13">Преподаватель<text:tab/><text:tab/><text:span text:style-name="T102">Силантьева Александра Васильевна</text:span></text:p>
      <text:p text:style-name="P9"/>
      <text:p text:style-name="P9"/>
      <text:p text:style-name="P9"/>
      <text:p text:style-name="P9"/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6"/>
      <text:p text:style-name="P8"/>
      <text:p text:style-name="P6"><text:span text:style-name="T7">20</text:span><text:span text:style-name="T8">2</text:span><text:span text:style-name="T10">3</text:span><text:span text:style-name="T7"> <text:s text:c="4"/></text:span><text:span text:style-name="T9">г.</text:span></text:p>
      <text:list xml:id="list90203535" text:style-name="WWNum2">
        <text:list-header>
          <text:p text:style-name="P11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6">Оглавление</text:p>
          </text:index-title>
          <text:p text:style-name="P3"><text:a xlink:type="simple" xlink:href="#__RefHeading___Toc1493_1224043242" text:style-name="Index_20_Link" text:visited-style-name="Index_20_Link"><text:span text:style-name="T98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98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98">Описание структуры данных<text:tab/></text:span></text:a><text:span text:style-name="T99">5</text:span></text:p>
          <text:p text:style-name="P3"><text:a xlink:type="simple" xlink:href="#__RefHeading___Toc1499_1224043242" text:style-name="Index_20_Link" text:visited-style-name="Index_20_Link"><text:span text:style-name="T98">Описание алгоритма<text:tab/></text:span></text:a><text:span text:style-name="T99">7</text:span></text:p>
          <text:p text:style-name="P3"><text:a xlink:type="simple" xlink:href="#__RefHeading___Toc1501_1224043242" text:style-name="Index_20_Link" text:visited-style-name="Index_20_Link"><text:span text:style-name="T98">Набор тестов<text:tab/></text:span></text:a><text:span text:style-name="T99">8</text:span></text:p>
          <text:p text:style-name="P4"><text:a xlink:type="simple" xlink:href="#__RefHeading___Toc1505_1224043242" text:style-name="Index_20_Link" text:visited-style-name="Index_20_Link"><text:span text:style-name="T98">Вывод<text:tab/></text:span></text:a><text:span text:style-name="T99">9</text:span></text:p>
        </text:index-body>
      </text:table-of-content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96" text:outline-level="1"/>
      <text:h text:style-name="P96" text:outline-level="1"><text:bookmark-start text:name="__RefHeading___Toc1493_1224043242"/><text:soft-page-break/>Описание условия задачи<text:bookmark-end text:name="__RefHeading___Toc1493_1224043242"/></text:h>
      <text:p text:style-name="P54"><text:span text:style-name="T19">Смоделировать операцию </text:span><text:span text:style-name="T26">умножения</text:span><text:span text:style-name="T19"> </text:span><text:span text:style-name="T26">вещественного </text:span><text:span text:style-name="T19">числа на </text:span><text:span text:style-name="T26">целое</text:span><text:span text:style-name="T19"> число в форме </text:span><text:span text:style-name="T24">+</text:span><text:span text:style-name="T26">\</text:span><text:span text:style-name="T24">- </text:span><text:span text:style-name="T19">m.n Е </text:span><text:span text:style-name="T24">+</text:span><text:span text:style-name="T26">\</text:span><text:span text:style-name="T24">-</text:span><text:span text:style-name="T19">K, где суммарная длина мантиссы (m+n) - до 40 значащих цифр, а величина порядка K - до 5 цифр. Результат выдать в форме </text:span><text:span text:style-name="T25">+</text:span><text:span text:style-name="T26">\</text:span><text:span text:style-name="T25">-</text:span><text:span text:style-name="T19">0.m1 Е </text:span><text:span text:style-name="T25">+</text:span><text:span text:style-name="T26">\</text:span><text:span text:style-name="T25">-</text:span><text:span text:style-name="T19">K1, где m1 – до </text:span><text:span text:style-name="T30">3</text:span><text:span text:style-name="T19">0 значащих цифр, а K1 - до 5 цифр.</text:span></text:p>
      <text:h text:style-name="P96" text:outline-level="1"><text:bookmark-start text:name="__RefHeading___Toc1495_1224043242"/>Описание технического задания<text:bookmark-end text:name="__RefHeading___Toc1495_1224043242"/></text:h>
      <text:list xml:id="list3000328029" text:style-name="L1">
        <text:list-header>
          <text:p text:style-name="P111">Входные данные:</text:p>
          <text:p text:style-name="P122"><text:span text:style-name="T33">Вещественное</text:span><text:span text:style-name="T32"> число </text:span><text:span text:style-name="T33">с мантиссой</text:span><text:span text:style-name="T32">:</text:span><text:span text:style-name="T19"> строка, содержащая </text:span><text:span text:style-name="T26">вещественное</text:span><text:span text:style-name="T19"> число в виде </text:span><text:span text:style-name="T41">+\-</text:span><text:span text:style-name="T42">&lt;</text:span><text:span text:style-name="T41">m</text:span><text:span text:style-name="T42">.n&gt; E +\-K</text:span><text:span text:style-name="T37"> </text:span><text:span text:style-name="T35">. </text:span><text:span text:style-name="T37">Знак числа по умолчанию +</text:span><text:span text:style-name="T19">. </text:span><text:span text:style-name="T26">Суммарная длина <text:s/></text:span><text:span text:style-name="T41">+\-</text:span><text:span text:style-name="T42">&lt;</text:span><text:span text:style-name="T41">m</text:span><text:span text:style-name="T42">.n&gt; </text:span><text:span text:style-name="T26">части 4</text:span><text:span text:style-name="T30">2</text:span><text:span text:style-name="T26"> символа (40 символов на мантиссу, 1 символ на знак, 1 символ точку). Длина порядка </text:span><text:span text:style-name="T33">&lt;</text:span><text:span text:style-name="T42">+\-K&gt;</text:span><text:span text:style-name="T37"> 6 символов ( 5 символов для ввода порядка, 1 символ для ввода знака ).</text:span></text:p>
          <text:p text:style-name="P123"><text:span text:style-name="T33">Целое</text:span><text:span text:style-name="T32"> число:</text:span><text:span text:style-name="T19"> строка, содержащая </text:span><text:span text:style-name="T26">целое</text:span><text:span text:style-name="T19"> число в виде </text:span><text:span text:style-name="T35">&lt;</text:span><text:span text:style-name="T36">(</text:span><text:span text:style-name="T35">+\-</text:span><text:span text:style-name="T36">)</text:span><text:span text:style-name="T35">m&gt;. </text:span><text:span text:style-name="T37">Знак по умолчанию +</text:span><text:span text:style-name="T19">. Суммарная длина </text:span><text:span text:style-name="T35">&lt;m&gt; </text:span><text:span text:style-name="T38">3</text:span><text:span text:style-name="T19">1 </text:span><text:span text:style-name="T27">символов ( 30 символов <text:s/>для</text:span><text:span text:style-name="T19"> </text:span><text:span text:style-name="T27">ввода целого числа, 1 символ для ввода знака )</text:span></text:p>
          <text:p text:style-name="P112">Выходные данные:</text:p>
          <text:p text:style-name="P126"><text:span text:style-name="T19">Длинное число в виде </text:span><text:span text:style-name="T35">&lt;</text:span><text:span text:style-name="T19">+\-0.</text:span><text:span text:style-name="T35">m1E+\-K1&gt;. </text:span><text:span text:style-name="T19">Длина мантиссы </text:span><text:span text:style-name="T35">&lt;m1&gt; - </text:span><text:span text:style-name="T19">до 30 цифр; длина порядка </text:span><text:span text:style-name="T35">&lt;K1&gt;</text:span><text:span text:style-name="T19"> — до 5 цифр.</text:span></text:p>
          <text:p text:style-name="P113"/>
          <text:p text:style-name="P112">Действие программы:</text:p>
          <text:p text:style-name="P114">Умножение целого числа на <text:span text:style-name="T118">вещественное</text:span>.</text:p>
          <text:p text:style-name="P115"/>
          <text:p text:style-name="P127"><text:span text:style-name="T31">Обращение к программе:</text:span><text:span text:style-name="T34"> </text:span></text:p>
          <text:p text:style-name="P128"><text:span text:style-name="T20">З</text:span><text:span text:style-name="T44">апускается через терминал: </text:span><text:span text:style-name="T45">вводится вещественное число,</text:span><text:span text:style-name="T46">затем вводится порядок вещественного числа,</text:span><text:span text:style-name="T45"> </text:span><text:span text:style-name="T46">после</text:span><text:span text:style-name="T45"> вводится целое число.</text:span></text:p>
          <text:p text:style-name="P129"><text:span text:style-name="T44">А</text:span><text:span text:style-name="T43">варийные ситуации:</text:span></text:p>
        </text:list-header>
        <text:list-item>
          <text:p text:style-name="P130"><text:span text:style-name="T50">Некорректный ввод: превышение длины при вводе </text:span><text:span text:style-name="T52">вещественного</text:span><text:span text:style-name="T50"> числа (больше </text:span><text:span text:style-name="T52">4</text:span><text:span text:style-name="T53">2</text:span><text:span text:style-name="T47"> </text:span><text:span text:style-name="T50">цифр</text:span><text:span text:style-name="T51">ы</text:span><text:span text:style-name="T50">).<text:line-break/></text:span><text:span text:style-name="T47">Код ошибки – </text:span><text:span text:style-name="T52">2</text:span><text:span text:style-name="T47">.</text:span></text:p>
        </text:list-item>
        <text:list-item>
          <text:p text:style-name="P130"><text:span text:style-name="T54">Некорректный ввод: превышение длины при вводе </text:span><text:span text:style-name="T55">целого </text:span><text:span text:style-name="T54">числа (больше 3</text:span><text:span text:style-name="T57">0</text:span><text:span text:style-name="T55"> </text:span><text:span text:style-name="T54">цифр</text:span><text:span text:style-name="T56">ы</text:span><text:span text:style-name="T54">).<text:line-break/></text:span><text:span text:style-name="T55">Код ошибки – </text:span><text:span text:style-name="T57">2</text:span><text:span text:style-name="T55">.</text:span></text:p>
        </text:list-item>
        <text:list-item>
          <text:p text:style-name="P131"><text:soft-page-break/><text:span text:style-name="T47"><text:s/></text:span><text:span text:style-name="T48">Некорректный ввод: строка с </text:span><text:span text:style-name="T52">вещественным</text:span><text:span text:style-name="T48"> числом </text:span><text:span text:style-name="T52">содержит буквы</text:span><text:span text:style-name="T47"> </text:span><text:span text:style-name="T49"><text:line-break/></text:span><text:span text:style-name="T47">Код ошибки – </text:span><text:span text:style-name="T52">4</text:span><text:span text:style-name="T47">.</text:span></text:p>
        </text:list-item>
        <text:list-item>
          <text:p text:style-name="P132"><text:span text:style-name="T63"><text:s/></text:span><text:span text:style-name="T64">Некорректный ввод: </text:span><text:span text:style-name="T73">строка с целым числом содержит буквы</text:span><text:span text:style-name="T65"><text:line-break/></text:span><text:span text:style-name="T63">Код ошибки – </text:span><text:span text:style-name="T73">4</text:span><text:span text:style-name="T63">.</text:span></text:p>
        </text:list-item>
        <text:list-item>
          <text:p text:style-name="P133"><text:span text:style-name="T66">Н</text:span><text:span text:style-name="T62">екорректный ввод/переполнение в вычислениях: превышение длины порядка (больше 5 символов).<text:line-break/>Код ошибки – 1</text:span><text:span text:style-name="T73">4</text:span><text:span text:style-name="T62">.</text:span></text:p>
        </text:list-item>
        <text:list-item>
          <text:p text:style-name="P116">Превышение длины мантиссы <text:span text:style-name="T103">вещественного</text:span> числа.<text:line-break/>Код ошибки – <text:span text:style-name="T103">3</text:span>.</text:p>
        </text:list-item>
        <text:list-item>
          <text:p text:style-name="P116">Превышение длины целого числа.<text:line-break/>Код ошибки – <text:span text:style-name="T103">3</text:span>.</text:p>
        </text:list-item>
        <text:list-item>
          <text:p text:style-name="P117">Превышение длины действительного числа.<text:line-break/>Код ошибки — <text:span text:style-name="T103">4</text:span>.</text:p>
        </text:list-item>
        <text:list-item>
          <text:p text:style-name="P117">Ввод пустой строки.<text:line-break/>Код ошибки — <text:span text:style-name="T103">2</text:span>.</text:p>
        </text:list-item>
      </text:list>
      <text:p text:style-name="P34"><text:tab/>10. Ввод некорректной строки :</text:p>
      <text:p text:style-name="P31"><text:span text:style-name="T105"><text:tab/><text:tab/><text:tab/><text:tab/><text:tab/><text:tab/>-0. <text:s/>-00. . -</text:span><text:span text:style-name="T106">.0</text:span></text:p>
      <text:p text:style-name="P31"><text:tab/><text:tab/><text:tab/><text:tab/><text:tab/><text:tab/><text:span text:style-name="T103">+0. <text:s/>+00. 0.0 </text:span><text:span text:style-name="T107">+.0</text:span></text:p>
      <text:p text:style-name="P32"><text:tab/> <text:s text:c="6"/><text:span text:style-name="T107">Код ошибки </text:span><text:span text:style-name="T97">— </text:span><text:span text:style-name="T107">4.</text:span></text:p>
      <text:p text:style-name="P33"><text:tab/>11. Некорректный ввод порядка: порядок содержит букву.</text:p>
      <text:p text:style-name="P32"><text:span text:style-name="T97"><text:tab/> <text:s text:c="6"/></text:span><text:span text:style-name="T107">Код ошибки </text:span><text:span text:style-name="T97">— </text:span><text:span text:style-name="T107">4.</text:span></text:p>
      <text:p text:style-name="P29">Во всех аварийных случаях в консоль выводится сообщение: </text:p>
      <text:p text:style-name="P30">"<text:span text:style-name="T107">Краткое описание проблемы и Код возврата</text:span>"<text:span text:style-name="T97">.</text:span></text:p>
      <text:list xml:id="list24738993139522" text:continue-numbering="true" text:style-name="L1">
        <text:list-header>
          <text:p text:style-name="P120"/>
        </text:list-header>
      </text:list>
      <text:p text:style-name="P28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><text:soft-page-break/></text:h>
      <text:h text:style-name="P96" text:outline-level="1"><text:bookmark-start text:name="__RefHeading___Toc1497_1224043242"/>Описание структуры данных<text:bookmark-end text:name="__RefHeading___Toc1497_1224043242"/></text:h>
      <text:p text:style-name="P56"><text:span text:style-name="T58">После ввода числа, оно хранится в массиве символов </text:span><text:span text:style-name="T59">длинной 3</text:span><text:span text:style-name="T60">2 </text:span><text:span text:style-name="T59">(для целого числа) или </text:span><text:span text:style-name="T60">43</text:span><text:span text:style-name="T59"> (для </text:span><text:span text:style-name="T61">вещественного</text:span><text:span text:style-name="T59"> числа).</text:span></text:p>
      <text:p text:style-name="P27"/>
      <text:p text:style-name="P101"><text:span text:style-name="T67">Далее </text:span><text:span text:style-name="T68">действительное</text:span><text:span text:style-name="T67"> число обрабатывается и записывается в структуру </text:span><text:span text:style-name="T74">long_number</text:span><text:span text:style-name="T68">_t</text:span><text:span text:style-name="T79">. </text:span></text:p>
      <text:p text:style-name="P109">ARR_LEN (директива препроцессора) = 40</text:p>
      <text:p text:style-name="P57"><text:span text:style-name="T58">Структура </text:span><text:span text:style-name="T60">mantissa</text:span><text:span text:style-name="T35">:</text:span></text:p>
      <text:p text:style-name="P47"><text:span text:style-name="T104">struct </text:span><text:span text:style-name="T106">long_number_t</text:span></text:p>
      <text:p text:style-name="P44">{</text:p>
      <text:p text:style-name="P44"><text:s text:c="4"/><text:span text:style-name="T107">char</text:span> mantiss[<text:span text:style-name="T107">ARR_LEN</text:span>];</text:p>
      <text:p text:style-name="P45"><text:s text:c="4"/>int <text:span text:style-name="T107">order</text:span>;</text:p>
      <text:p text:style-name="P44">};</text:p>
      <text:p text:style-name="P39"/>
      <text:p text:style-name="P40">Поля структуры:</text:p>
      <text:p text:style-name="P104"><text:span text:style-name="T81">order</text:span><text:span text:style-name="T80"> – </text:span><text:span text:style-name="T81">порядок</text:span></text:p>
      <text:p text:style-name="P105"><text:span text:style-name="T76">m</text:span><text:span text:style-name="T75">antiss</text:span><text:span text:style-name="T77">a</text:span><text:span text:style-name="T75"> — мантисса</text:span></text:p>
      <text:p text:style-name="P41"/>
      <text:p text:style-name="P41"/>
      <text:p text:style-name="P103"><text:span text:style-name="T70">Целое</text:span><text:span text:style-name="T67"> число обрабатывается и записывается </text:span><text:span text:style-name="T74">в массив char Whole_number длиной 43</text:span><text:span text:style-name="T79">. </text:span></text:p>
      <text:p text:style-name="P107"><text:span text:style-name="T79">--Т</text:span><text:span text:style-name="T78">акже для обработки чисел и результатов умножения, мной была выбрана матрица в качестве основной структуры данных для выполнения задания.</text:span></text:p>
      <text:p text:style-name="P43">Int New_number и Int New_mantissa массивы в которые переписываются значения из массив<text:span text:style-name="T117">ов сhar</text:span> для выполнения арифметических действий.</text:p>
      <text:p text:style-name="P43">Cтатическая матрица R[ARR_LEN+10][ARR_LEN + 10] используется для хранения результата умножения .</text:p>
      <text:p text:style-name="P42"/>
      <text:h text:style-name="P55" text:outline-level="1"/>
      <text:h text:style-name="P100" text:outline-level="1"><text:soft-page-break/></text:h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><text:bookmark-start text:name="__RefHeading___Toc1499_1224043242"/>Описание алгоритма<text:bookmark-end text:name="__RefHeading___Toc1499_1224043242"/></text:h>
      <text:list xml:id="list2140051759" text:style-name="L2">
        <text:list-item>
          <text:p text:style-name="P134"><text:span text:style-name="T69">Программа считывает </text:span><text:span text:style-name="T74">вещественное число в виде строки , затем считывает порядок в виде числа</text:span><text:span text:style-name="T72">, </text:span><text:span text:style-name="T74">после считывает целое число в видео строки. Выполняется проверка введенных данных на корректность.</text:span></text:p>
        </text:list-item>
        <text:list-item>
          <text:p text:style-name="P124"><text:span text:style-name="T29">Считывается с</text:span><text:span text:style-name="T19">трок</text:span><text:span text:style-name="T28">а, отвечающая за вещественное число записывается в структурy long_number_t в Массив mantissа, считывается порядок и записывается в cтруктуру long_number_t в int значение order. </text:span><text:span text:style-name="T29">Вещественное число записано.</text:span></text:p>
        </text:list-item>
        <text:list-item>
          <text:p text:style-name="P121">Считывается строка, отвечающая за целое число. Записывается в массив Whole_number.</text:p>
        </text:list-item>
        <text:list-item>
          <text:p text:style-name="P118">Массивы символов преобразуются в массивы чисел(int)</text:p>
        </text:list-item>
        <text:list-item>
          <text:p text:style-name="P118">Происходит перемножение массивов с последующей записью в матрицу.</text:p>
        </text:list-item>
        <text:list-item>
          <text:p text:style-name="P135"><text:soft-page-break/><text:span text:style-name="T71">В </text:span><text:span text:style-name="T62">матрице происходит циклический сдвиг для выравнивания порядков складываемых чисел. Затем сложение поразрядно каждого столбца матрицы</text:span></text:p>
          <text:p text:style-name="P118"/>
        </text:list-item>
        <text:list-item>
          <text:p text:style-name="P119"><text:span text:style-name="T108">Так как результат может содержать только 30 знаков , выполняется округление до нужного количества знаков после &lt;</text:span><text:span text:style-name="T90">.&gt;.</text:span></text:p>
        </text:list-item>
        <text:list-item>
          <text:p text:style-name="P125"><text:span text:style-name="T21">К</text:span><text:span text:style-name="T19">орректировка порядка мантиссы при переполнении </text:span></text:p>
        </text:list-item>
        <text:list-item>
          <text:p text:style-name="P125"><text:span text:style-name="T40">П</text:span><text:span text:style-name="T39">ечать <text:s/>результата</text:span></text:p>
        </text:list-item>
      </text:list>
      <text:h text:style-name="P99" text:outline-level="1">#Добавить тесты на пограничные случаи.</text:h>
      <text:h text:style-name="P97" text:outline-level="1"/>
      <text:h text:style-name="P97" text:outline-level="1"/>
      <text:h text:style-name="P97" text:outline-level="1"/>
      <text:h text:style-name="P97" text:outline-level="1"><text:bookmark-start text:name="__RefHeading___Toc1501_1224043242"/>Набор тестов<text:bookmark-end text:name="__RefHeading___Toc1501_122404324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0">№</text:p>
          </table:table-cell>
          <table:table-cell table:style-name="Table1.A1" office:value-type="string">
            <text:p text:style-name="P72">Название теста</text:p>
          </table:table-cell>
          <table:table-cell table:style-name="Table1.A1" office:value-type="string">
            <text:p text:style-name="P72">Число №1</text:p>
          </table:table-cell>
          <table:table-cell table:style-name="Table1.A1" office:value-type="string">
            <text:p text:style-name="P73">Порядок<text:span text:style-name="T110">№1</text:span></text:p>
          </table:table-cell>
          <table:table-cell table:style-name="Table1.A1" office:value-type="string">
            <text:p text:style-name="P73">Число <text:span text:style-name="T110">№</text:span>2</text:p>
          </table:table-cell>
          <table:table-cell table:style-name="Table1.F1" office:value-type="string">
            <text:p text:style-name="P73">Вывод</text:p>
          </table:table-cell>
        </table:table-row>
        <table:table-row table:style-name="Table1.2">
          <table:table-cell table:style-name="Table1.A2" office:value-type="string">
            <text:p text:style-name="P94">1</text:p>
          </table:table-cell>
          <table:table-cell table:style-name="Table1.A2" office:value-type="string">
            <text:p text:style-name="P63">Умножение на единицу</text:p>
          </table:table-cell>
          <table:table-cell table:style-name="Table1.A2" office:value-type="string">
            <text:p text:style-name="P58">123.456</text:p>
          </table:table-cell>
          <table:table-cell table:style-name="Table1.A2" office:value-type="string">
            <text:p text:style-name="P68">78<text:span text:style-name="T113">9</text:span></text:p>
          </table:table-cell>
          <table:table-cell table:style-name="Table1.E2" office:value-type="string">
            <text:p text:style-name="P46">+<text:span text:style-name="T83">1</text:span></text:p>
          </table:table-cell>
          <table:table-cell table:style-name="Table1.F2" office:value-type="string">
            <text:p text:style-name="P46">.12345<text:span text:style-name="T92">6 </text:span>E 79<text:span text:style-name="T113">3</text:span></text:p>
          </table:table-cell>
        </table:table-row>
        <table:table-row>
          <table:table-cell table:style-name="Table1.A2" office:value-type="string">
            <text:p text:style-name="P94">2</text:p>
          </table:table-cell>
          <table:table-cell table:style-name="Table1.A2" office:value-type="string">
            <text:p text:style-name="P62">Умножение на <text:span text:style-name="T91">десять</text:span></text:p>
          </table:table-cell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69">5</text:p>
          </table:table-cell>
          <table:table-cell table:style-name="Table1.A2" office:value-type="string">
            <text:p text:style-name="P65">10</text:p>
          </table:table-cell>
          <table:table-cell table:style-name="Table1.F3" office:value-type="string">
            <text:p text:style-name="P76">.1<text:span text:style-name="T113">0 </text:span>E <text:span text:style-name="T113">8</text:span></text:p>
          </table:table-cell>
        </table:table-row>
        <table:table-row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66">Умножение чисел разных знаков</text:p>
          </table:table-cell>
          <table:table-cell table:style-name="Table1.A2" office:value-type="string">
            <text:p text:style-name="P83">-13</text:p>
          </table:table-cell>
          <table:table-cell table:style-name="Table1.A2" office:value-type="string">
            <text:p text:style-name="P83">+13</text:p>
          </table:table-cell>
          <table:table-cell table:style-name="Table1.A2" office:value-type="string">
            <text:p text:style-name="P84">+13</text:p>
          </table:table-cell>
          <table:table-cell table:style-name="Table1.F3" office:value-type="string">
            <text:p text:style-name="P91">-.169E <text:span text:style-name="T113">17</text:span></text:p>
          </table:table-cell>
        </table:table-row>
        <table:table-row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66">Числ<text:span text:style-name="T93">о</text:span> меньше единицы</text:p>
          </table:table-cell>
          <table:table-cell table:style-name="Table1.A2" office:value-type="string">
            <text:p text:style-name="P85">0.15</text:p>
          </table:table-cell>
          <table:table-cell table:style-name="Table1.A2" office:value-type="string">
            <text:p text:style-name="P93">3</text:p>
          </table:table-cell>
          <table:table-cell table:style-name="Table1.A2" office:value-type="string">
            <text:p text:style-name="P91"><text:s/><text:span text:style-name="T111">3</text:span></text:p>
          </table:table-cell>
          <table:table-cell table:style-name="Table1.F3" office:value-type="string">
            <text:p text:style-name="P91">.45 E <text:span text:style-name="T113">4</text:span></text:p>
          </table:table-cell>
        </table:table-row>
        <table:table-row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67">Умножение целых чисел</text:p>
          </table:table-cell>
          <table:table-cell table:style-name="Table1.A2" office:value-type="string">
            <text:p text:style-name="P82">+12345</text:p>
          </table:table-cell>
          <table:table-cell table:style-name="Table1.A2" office:value-type="string">
            <text:p text:style-name="P82">21</text:p>
          </table:table-cell>
          <table:table-cell table:style-name="Table1.A2" office:value-type="string">
            <text:p text:style-name="P91">+<text:span text:style-name="T85">21</text:span></text:p>
          </table:table-cell>
          <table:table-cell table:style-name="Table1.F3" office:value-type="string">
            <text:p text:style-name="P91">.259245 E <text:span text:style-name="T113">28</text:span></text:p>
          </table:table-cell>
        </table:table-row>
        <table:table-row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7"><text:span text:style-name="T86">Граничные значения (</text:span><text:span text:style-name="T89">вещественного</text:span><text:span text:style-name="T86"> число)</text:span></text:p>
          </table:table-cell>
          <table:table-cell table:style-name="Table1.A2" office:value-type="string">
            <text:p text:style-name="P70">+0.999999999999999999999999<text:soft-page-break/>999999</text:p>
          </table:table-cell>
          <table:table-cell table:style-name="Table1.A2" office:value-type="string">
            <text:p text:style-name="P141">29</text:p>
          </table:table-cell>
          <table:table-cell table:style-name="Table1.A2" office:value-type="string">
            <text:p text:style-name="P138">1</text:p>
          </table:table-cell>
          <table:table-cell table:style-name="Table1.F3" office:value-type="string">
            <text:p text:style-name="P144">0.9999999999999999999999</text:p>
            <text:p text:style-name="P144"><text:soft-page-break/>9999999 E 30</text:p>
          </table:table-cell>
        </table:table-row>
        <table:table-row>
          <table:table-cell table:style-name="Table1.A2" office:value-type="string">
            <text:p text:style-name="P86">7</text:p>
          </table:table-cell>
          <table:table-cell table:style-name="Table1.A2" office:value-type="string">
            <text:p text:style-name="P7"><text:span text:style-name="T86">Граничные значения (</text:span><text:span text:style-name="T87">целое</text:span><text:span text:style-name="T86"> число)</text:span></text:p>
          </table:table-cell>
          <table:table-cell table:style-name="Table1.A2" office:value-type="string">
            <text:p text:style-name="P138">1</text:p>
          </table:table-cell>
          <table:table-cell table:style-name="Table1.A2" office:value-type="string">
            <text:p text:style-name="P145">1</text:p>
          </table:table-cell>
          <table:table-cell table:style-name="Table1.A2" office:value-type="string">
            <text:p text:style-name="P80"><text:span text:style-name="T94">+</text:span>999...999 <text:line-break/>(<text:span text:style-name="T116">30</text:span> <text:span text:style-name="T82">девяток</text:span>)</text:p>
          </table:table-cell>
          <table:table-cell table:style-name="Table1.F3" office:value-type="string">
            <text:p text:style-name="P91">0.999999999999999999999999999999E 30</text:p>
          </table:table-cell>
        </table:table-row>
        <table:table-row>
          <table:table-cell table:style-name="Table1.A2" office:value-type="string">
            <text:p text:style-name="P138">7.1</text:p>
          </table:table-cell>
          <table:table-cell table:style-name="Table1.A2" office:value-type="string">
            <text:p text:style-name="P151"><text:span text:style-name="T86">Граничные значения (</text:span><text:span text:style-name="T87">целое</text:span><text:span text:style-name="T86"> число)</text:span></text:p>
          </table:table-cell>
          <table:table-cell table:style-name="Table1.A2" office:value-type="string">
            <text:p text:style-name="P138">2</text:p>
          </table:table-cell>
          <table:table-cell table:style-name="Table1.A2" office:value-type="string">
            <text:p text:style-name="P145">2</text:p>
          </table:table-cell>
          <table:table-cell table:style-name="Table1.A2" office:value-type="string">
            <text:p text:style-name="P138">999...99</text:p>
            <text:p text:style-name="P138">(30 девяток)</text:p>
          </table:table-cell>
          <table:table-cell table:style-name="Table1.F3" office:value-type="string">
            <text:p text:style-name="P145">0.200...00( 19 нулей ) E34</text:p>
          </table:table-cell>
        </table:table-row>
        <table:table-row>
          <table:table-cell table:style-name="Table1.A2" office:value-type="string">
            <text:p text:style-name="P138">7.2</text:p>
          </table:table-cell>
          <table:table-cell table:style-name="Table1.A2" office:value-type="string">
            <text:p text:style-name="P152">Умножение дроби</text:p>
          </table:table-cell>
          <table:table-cell table:style-name="Table1.A2" office:value-type="string">
            <text:p text:style-name="P138">0.01</text:p>
          </table:table-cell>
          <table:table-cell table:style-name="Table1.A2" office:value-type="string">
            <text:p text:style-name="P145">23</text:p>
          </table:table-cell>
          <table:table-cell table:style-name="Table1.A2" office:value-type="string">
            <text:p text:style-name="P138">100</text:p>
          </table:table-cell>
          <table:table-cell table:style-name="Table1.F3" office:value-type="string">
            <text:p text:style-name="P145">0.1 E 25</text:p>
          </table:table-cell>
        </table:table-row>
        <table:table-row>
          <table:table-cell table:style-name="Table1.A2" office:value-type="string">
            <text:p text:style-name="P138">7.3</text:p>
          </table:table-cell>
          <table:table-cell table:style-name="Table1.A2" office:value-type="string">
            <text:p text:style-name="P152">Умножение дроби пограничного значения</text:p>
          </table:table-cell>
          <table:table-cell table:style-name="Table1.A2" office:value-type="string">
            <text:p text:style-name="P138">0.00...(39 нулей)1</text:p>
          </table:table-cell>
          <table:table-cell table:style-name="Table1.A2" office:value-type="string">
            <text:p text:style-name="P145">1</text:p>
          </table:table-cell>
          <table:table-cell table:style-name="Table1.A2" office:value-type="string">
            <text:p text:style-name="P138">100...00(29 нулей)</text:p>
          </table:table-cell>
          <table:table-cell table:style-name="Table1.F3" office:value-type="string">
            <text:p text:style-name="P146">0.10000000 E -7</text:p>
          </table:table-cell>
        </table:table-row>
        <table:table-row>
          <table:table-cell table:style-name="Table1.A2" office:value-type="string">
            <text:p text:style-name="P86">8</text:p>
          </table:table-cell>
          <table:table-cell table:style-name="Table1.A2" office:value-type="string">
            <text:p text:style-name="P7"><text:span text:style-name="T88">Превышение длины</text:span><text:span text:style-name="T86"> </text:span><text:span text:style-name="T88">порядка</text:span></text:p>
          </table:table-cell>
          <table:table-cell table:style-name="Table1.A2" office:value-type="string">
            <text:p text:style-name="P79">123</text:p>
          </table:table-cell>
          <table:table-cell table:style-name="Table1.A2" office:value-type="string">
            <text:p text:style-name="P88">999999</text:p>
          </table:table-cell>
          <table:table-cell table:style-name="Table1.A2" office:value-type="string">
            <text:p text:style-name="P90"><text:span text:style-name="T115">9</text:span> </text:p>
          </table:table-cell>
          <table:table-cell table:style-name="Table1.F3" office:value-type="string">
            <text:p text:style-name="P92"><text:span text:style-name="T109">Описание и Код Ошибки</text:span>!</text:p>
          </table:table-cell>
        </table:table-row>
        <table:table-row>
          <table:table-cell table:style-name="Table1.A2" office:value-type="string">
            <text:p text:style-name="P86">9</text:p>
          </table:table-cell>
          <table:table-cell table:style-name="Table1.A2" office:value-type="string">
            <text:p text:style-name="P7"><text:span text:style-name="T86">Превышение длины мантиссы (</text:span><text:span text:style-name="T88">действительного </text:span><text:span text:style-name="T86">числ</text:span><text:span text:style-name="T88">а</text:span><text:span text:style-name="T86">)</text:span></text:p>
          </table:table-cell>
          <table:table-cell table:style-name="Table1.A2" office:value-type="string">
            <text:p text:style-name="P78">0.99<text:span text:style-name="T95">9...</text:span>999 (<text:span text:style-name="T115">42</text:span> <text:span text:style-name="T82">девятк</text:span><text:span text:style-name="T84">и</text:span>)</text:p>
          </table:table-cell>
          <table:table-cell table:style-name="Table1.A2" office:value-type="string">
            <text:p text:style-name="P81">+1</text:p>
          </table:table-cell>
          <table:table-cell table:style-name="Table1.A2" office:value-type="string">
            <text:p text:style-name="P95">9</text:p>
          </table:table-cell>
          <table:table-cell table:style-name="Table1.F3" office:value-type="string">
            <text:p text:style-name="P92"><text:span text:style-name="T109">Описание и Код ошибки</text:span>!</text:p>
          </table:table-cell>
        </table:table-row>
        <table:table-row>
          <table:table-cell table:style-name="Table1.A2" office:value-type="string">
            <text:p text:style-name="P75">1<text:span text:style-name="T101">0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61">abc</text:p>
          </table:table-cell>
          <table:table-cell table:style-name="Table1.A2" office:value-type="string">
            <text:p text:style-name="P89">123</text:p>
          </table:table-cell>
          <table:table-cell table:style-name="Table1.A2" office:value-type="string">
            <text:p text:style-name="P37">23</text:p>
          </table:table-cell>
          <table:table-cell table:style-name="Table1.F3" office:value-type="string">
            <text:p text:style-name="P35"><text:span text:style-name="T109">Описание и Код ошибки</text:span>!</text:p>
          </table:table-cell>
        </table:table-row>
        <table:table-row>
          <table:table-cell table:style-name="Table1.A2" office:value-type="string">
            <text:p text:style-name="P75">1<text:span text:style-name="T101">1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77">123</text:p>
          </table:table-cell>
          <table:table-cell table:style-name="Table1.A2" office:value-type="string">
            <text:p text:style-name="P89">abc</text:p>
          </table:table-cell>
          <table:table-cell table:style-name="Table1.A2" office:value-type="string">
            <text:p text:style-name="P37">32</text:p>
          </table:table-cell>
          <table:table-cell table:style-name="Table1.F3" office:value-type="string">
            <text:p text:style-name="P35"><text:span text:style-name="T109">Описание и Код ошибки</text:span>!</text:p>
          </table:table-cell>
        </table:table-row>
        <table:table-row table:style-name="Table1.16">
          <table:table-cell table:style-name="Table1.A2" office:value-type="string">
            <text:p text:style-name="P75">1<text:span text:style-name="T101">2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75"><text:span text:style-name="T97">23</text:span><text:span text:style-name="T96">a</text:span></text:p>
          </table:table-cell>
          <table:table-cell table:style-name="Table1.A2" office:value-type="string">
            <text:p text:style-name="P89">1</text:p>
          </table:table-cell>
          <table:table-cell table:style-name="Table1.A2" office:value-type="string">
            <text:p text:style-name="P37">abc</text:p>
          </table:table-cell>
          <table:table-cell table:style-name="Table1.F3" office:value-type="string">
            <text:p text:style-name="P35"><text:span text:style-name="T109">Описание и Код ошибки</text:span>!</text:p>
          </table:table-cell>
        </table:table-row>
        <table:table-row>
          <table:table-cell table:style-name="Table1.A2" office:value-type="string">
            <text:p text:style-name="P75">1<text:span text:style-name="T101">3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61">1</text:p>
          </table:table-cell>
          <table:table-cell table:style-name="Table1.A2" office:value-type="string">
            <text:p text:style-name="P89"><text:span text:style-name="T97">23</text:span>a</text:p>
          </table:table-cell>
          <table:table-cell table:style-name="Table1.A2" office:value-type="string">
            <text:p text:style-name="P37">21</text:p>
          </table:table-cell>
          <table:table-cell table:style-name="Table1.F3" office:value-type="string">
            <text:p text:style-name="P35"><text:span text:style-name="T109">Описание и Код ошибки</text:span>!</text:p>
          </table:table-cell>
        </table:table-row>
        <table:table-row>
          <table:table-cell table:style-name="Table1.A2" office:value-type="string">
            <text:p text:style-name="P75">1<text:span text:style-name="T101">4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61">1001</text:p>
          </table:table-cell>
          <table:table-cell table:style-name="Table1.A2" office:value-type="string">
            <text:p text:style-name="P89">1</text:p>
          </table:table-cell>
          <table:table-cell table:style-name="Table1.A2" office:value-type="string">
            <text:p text:style-name="P37">23a</text:p>
          </table:table-cell>
          <table:table-cell table:style-name="Table1.F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" office:value-type="string">
            <text:p text:style-name="P75">1<text:span text:style-name="T101">5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1.0</text:p>
          </table:table-cell>
          <table:table-cell table:style-name="Table1.A2" office:value-type="string">
            <text:p text:style-name="P37">0.0</text:p>
          </table:table-cell>
          <table:table-cell table:style-name="Table1.F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" office:value-type="string">
            <text:p text:style-name="P75">1<text:span text:style-name="T101">6</text:span>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87">0.0</text:p>
          </table:table-cell>
          <table:table-cell table:style-name="Table1.A2" office:value-type="string">
            <text:p text:style-name="P74">23</text:p>
          </table:table-cell>
          <table:table-cell table:style-name="Table1.A2" office:value-type="string">
            <text:p text:style-name="P36">12</text:p>
          </table:table-cell>
          <table:table-cell table:style-name="Table1.F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ext:soft-page-break/>
        <table:table-row>
          <table:table-cell table:style-name="Table1.A2" office:value-type="string">
            <text:p text:style-name="P86">17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74">23</text:p>
          </table:table-cell>
          <table:table-cell table:style-name="Table1.A2" office:value-type="string">
            <text:p text:style-name="P71">0</text:p>
          </table:table-cell>
          <table:table-cell table:style-name="Table1.A2" office:value-type="string">
            <text:p text:style-name="P36">0</text:p>
          </table:table-cell>
          <table:table-cell table:style-name="Table1.F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" office:value-type="string">
            <text:p text:style-name="P86">18</text:p>
          </table:table-cell>
          <table:table-cell table:style-name="Table1.A2" office:value-type="string">
            <text:p text:style-name="P58">Некорректный ввод</text:p>
          </table:table-cell>
          <table:table-cell table:style-name="Table1.A2" office:value-type="string">
            <text:p text:style-name="P75">-123</text:p>
          </table:table-cell>
          <table:table-cell table:style-name="Table1.A2" office:value-type="string">
            <text:p text:style-name="P71">0</text:p>
          </table:table-cell>
          <table:table-cell table:style-name="Table1.A2" office:value-type="string">
            <text:p text:style-name="P37">12</text:p>
          </table:table-cell>
          <table:table-cell table:style-name="Table1.F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3" office:value-type="string">
            <text:p text:style-name="P86">19</text:p>
          </table:table-cell>
          <table:table-cell table:style-name="Table1.B23" office:value-type="string">
            <text:p text:style-name="P58">Некорректный ввод</text:p>
          </table:table-cell>
          <table:table-cell table:style-name="Table1.C23" office:value-type="string">
            <text:p text:style-name="P74">-<text:span text:style-name="T114">+</text:span>123</text:p>
          </table:table-cell>
          <table:table-cell table:style-name="Table1.D23" office:value-type="string">
            <text:p text:style-name="P87">12</text:p>
          </table:table-cell>
          <table:table-cell table:style-name="Table1.E23" office:value-type="string">
            <text:p text:style-name="P37">12</text:p>
          </table:table-cell>
          <table:table-cell table:style-name="Table1.F23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4" office:value-type="string">
            <text:p text:style-name="P87">20</text:p>
          </table:table-cell>
          <table:table-cell table:style-name="Table1.B24" office:value-type="string">
            <text:p text:style-name="P59">Некорректный ввод</text:p>
          </table:table-cell>
          <table:table-cell table:style-name="Table1.C24" office:value-type="string">
            <text:p text:style-name="P74">--<text:span text:style-name="T114">123</text:span></text:p>
          </table:table-cell>
          <table:table-cell table:style-name="Table1.D24" office:value-type="string">
            <text:p text:style-name="P87">12</text:p>
          </table:table-cell>
          <table:table-cell table:style-name="Table1.E24" office:value-type="string">
            <text:p text:style-name="P37">12</text:p>
          </table:table-cell>
          <table:table-cell table:style-name="Table1.F24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5" office:value-type="string">
            <text:p text:style-name="P87">21</text:p>
          </table:table-cell>
          <table:table-cell table:style-name="Table1.B25" office:value-type="string">
            <text:p text:style-name="P59">Некорректный ввод</text:p>
          </table:table-cell>
          <table:table-cell table:style-name="Table1.C25" office:value-type="string">
            <text:p text:style-name="P87">++223</text:p>
          </table:table-cell>
          <table:table-cell table:style-name="Table1.D25" office:value-type="string">
            <text:p text:style-name="P87">121</text:p>
          </table:table-cell>
          <table:table-cell table:style-name="Table1.E25" office:value-type="string">
            <text:p text:style-name="P37">22</text:p>
          </table:table-cell>
          <table:table-cell table:style-name="Table1.F25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6" office:value-type="string">
            <text:p text:style-name="P87">22</text:p>
          </table:table-cell>
          <table:table-cell table:style-name="Table1.B26" office:value-type="string">
            <text:p text:style-name="P59">Некорректный ввод</text:p>
          </table:table-cell>
          <table:table-cell table:style-name="Table1.C26" office:value-type="string">
            <text:p text:style-name="P88">+342</text:p>
          </table:table-cell>
          <table:table-cell table:style-name="Table1.D26" office:value-type="string">
            <text:p text:style-name="P88">--465</text:p>
          </table:table-cell>
          <table:table-cell table:style-name="Table1.E26" office:value-type="string">
            <text:p text:style-name="P38">1</text:p>
          </table:table-cell>
          <table:table-cell table:style-name="Table1.F26" office:value-type="string">
            <text:p text:style-name="P35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7" office:value-type="string">
            <text:p text:style-name="P137">23</text:p>
          </table:table-cell>
          <table:table-cell table:style-name="Table1.B27" office:value-type="string">
            <text:p text:style-name="P142">Переполнение порядка <text:s/><text:span text:style-name="T120">после умножения</text:span> (отрицательное)</text:p>
          </table:table-cell>
          <table:table-cell table:style-name="Table1.C27" office:value-type="string">
            <text:p text:style-name="P139">0.0000001</text:p>
          </table:table-cell>
          <table:table-cell table:style-name="Table1.D27" office:value-type="string">
            <text:p text:style-name="P88">-<text:span text:style-name="T119">99999</text:span></text:p>
          </table:table-cell>
          <table:table-cell table:style-name="Table1.E27" office:value-type="string">
            <text:p text:style-name="P149">10</text:p>
          </table:table-cell>
          <table:table-cell table:style-name="Table1.F27" office:value-type="string">
            <text:p text:style-name="P147"><text:span text:style-name="T109">Описание и Код </text:span><text:span text:style-name="T112">о</text:span><text:span text:style-name="T109">шибки</text:span>!</text:p>
          </table:table-cell>
        </table:table-row>
        <table:table-row>
          <table:table-cell table:style-name="Table1.A28" office:value-type="string">
            <text:p text:style-name="P137">24</text:p>
          </table:table-cell>
          <table:table-cell table:style-name="Table1.B28" office:value-type="string">
            <text:p text:style-name="P143">Переполнение порядка <text:s/><text:span text:style-name="T120">после умножения</text:span> (<text:span text:style-name="T120">положи</text:span>)</text:p>
          </table:table-cell>
          <table:table-cell table:style-name="Table1.C28" office:value-type="string">
            <text:p text:style-name="P140">1000000</text:p>
          </table:table-cell>
          <table:table-cell table:style-name="Table1.D28" office:value-type="string">
            <text:p text:style-name="P140">99999</text:p>
          </table:table-cell>
          <table:table-cell table:style-name="Table1.E28" office:value-type="string">
            <text:p text:style-name="P150">10</text:p>
          </table:table-cell>
          <table:table-cell table:style-name="Table1.F28" office:value-type="string">
            <text:p text:style-name="P148"><text:span text:style-name="T109">Описание и Код </text:span><text:span text:style-name="T112">о</text:span><text:span text:style-name="T109">шибки</text:span>!</text:p>
          </table:table-cell>
        </table:table-row>
      </table:table>
      <text:h text:style-name="P26" text:outline-level="1">Ответы на контрольные вопросы</text:h>
      <text:p text:style-name="P52">1. К<text:span text:style-name="T117">а</text:span>ков возможный диапазон чисел, представляемых в ПК?</text:p>
      <text:p text:style-name="P14"><text:span text:style-name="T19">Диапазон чисел зависит от разрядности процессора </text:span><text:span text:style-name="T23">и выбранного типа переменной</text:span><text:span text:style-name="T19">. </text:span><text:span text:style-name="T22">Максимальное значение </text:span><text:span text:style-name="T23">64-разрядного </text:span><text:span text:style-name="T22">беззаконного целого числа равно 18 446 744 073 709 551 615.</text:span></text:p>
      <text:p text:style-name="P51">2. Какова возможная точность представления чисел, чем она определяется?</text:p>
      <text:p text:style-name="P15"><text:span text:style-name="T19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35">double </text:span><text:span text:style-name="T19">выделяется 52 бита, с помощью этого мантисса числа может иметь значение до 4 503 599 627 370 496.</text:span></text:p>
      <text:p text:style-name="P51">3. Какие стандартные операции возможны над числами?</text:p>
      <text:p text:style-name="P50"><text:soft-page-break/><text:span text:style-name="T100">О</text:span>перации сложения, вычитания, умножения, деление, взятие остатка, сравнени<text:span text:style-name="T100">я, возведения в степень.</text:span></text:p>
      <text:p text:style-name="P53">4. Какой тип данных может выбрать программист, если обрабатываемые числа превышают возможный диапазон представления чисел в ПК?</text:p>
      <text:p text:style-name="P102"><text:span text:style-name="T14">Мы можем написать структуру,</text:span><text:span text:style-name="T15"> </text:span><text:span text:style-name="T14">где </text:span><text:span text:style-name="T15">мож</text:span><text:span text:style-name="T14">но</text:span><text:span text:style-name="T15"> записать мантиссу, знак числа и порядка. Также может использовать массив символов.</text:span></text:p>
      <text:p text:style-name="P51">5. Как можно осуществить операции над числами, выходящими за рамки машинного представления?</text:p>
      <text:p text:style-name="P102"><text:bookmark-start text:name="__RefHeading___Toc1505_1224043242"/><text:span text:style-name="T17">Можно использовать самостоятельно разработанные функции или библиотеки. </text:span><text:span text:style-name="T18">Те, которые поразрядно умножают/складывают числа.</text:span><text:bookmark-end text:name="__RefHeading___Toc1505_1224043242"/></text:p>
      <text:h text:style-name="P98" text:outline-level="1">Вывод</text:h>
      <text:p text:style-name="P108"><text:span text:style-name="T16">И</text:span><text:span text:style-name="T13">дею длинной арифметики оказалась новой для меня, так как я не задумывался раньше о представлении чисел в памяти компьютера. Благодаря лекции и методическим материалам, мне удалось понять и реализовать умножение длинных чисел. Считаю, что выбранный мною путь хранения чисел не оптимален по памяти.</text:span></text:p>
      <text:h text:style-name="P2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4</meta:editing-cycles>
    <meta:print-date>2019-11-26T17:37:00</meta:print-date>
    <meta:creation-date>2018-12-20T06:53:00</meta:creation-date>
    <dc:date>2023-10-03T02:47:38.421929841</dc:date>
    <meta:editing-duration>P1DT3H44M8S</meta:editing-duration>
    <meta:generator>LibreOffice/7.3.7.2$Linux_X86_64 LibreOffice_project/30$Build-2</meta:generator>
    <meta:document-statistic meta:table-count="2" meta:image-count="1" meta:object-count="0" meta:page-count="10" meta:paragraph-count="264" meta:word-count="1161" meta:character-count="7788" meta:non-whitespace-character-count="6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